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92in"/>
    </style:style>
    <style:style style:name="co3" style:family="table-column">
      <style:table-column-properties fo:break-before="auto" style:column-width="5.7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Pico</text:p>
          </table:table-cell>
          <table:table-cell table:style-name="ce2" office:value-type="string" calcext:value-type="string">
            <text:p>Pico physical pi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NEO-6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3.3v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GP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vice RX to Pico TX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P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 TX to Pico RX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 8, 13, 18, 23, 28, 33, 3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TM-1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GP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IO</text:p>
          </table:table-cell>
          <table:table-cell office:value-type="string" calcext:value-type="string">
            <text:p>GP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40 (VBUS)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 8, 13, 18, 23, 28, 33, 3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HT16K33</text:p>
          </table:table-cell>
          <table:table-cell table:number-columns-repeated="2"/>
          <table:table-cell office:value-type="string" calcext:value-type="string">
            <text:p>Must be on different I2C bus than the DS3231 RTC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GP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GP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3.3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quires HT16K33 backpack version with built-in 5v boost, otherwise connect to 5v pin 40</text:p>
          </table:table-cell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3.3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n connect to Vin if using 3.3v for Vin, obvi.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 8, 13, 18, 23, 28, 33, 3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1</text:p>
          </table:table-cell>
          <table:table-cell office:value-type="string" calcext:value-type="string">
            <text:p>GP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in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 8, 13, 18, 23, 28, 33, 3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DS3231</text:p>
          </table:table-cell>
          <table:table-cell table:style-name="ce2" table:number-columns-repeated="2"/>
          <table:table-cell office:value-type="string" calcext:value-type="string">
            <text:p>Must be on different I2C bus than the HT16K33 display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3.3v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GP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GP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/c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 8, 13, 18, 23, 28, 33, 3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GM55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2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2" office:value-type="string" calcext:value-type="string">
            <text:p>10k Oh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2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 8, 13, 18, 23, 28, 33, 3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Gnd and 3.3v can use rails if the board has ‘em, obvi.</text:p>
          </table:table-cell>
          <table:covered-table-cell table:number-columns-repeated="2"/>
          <table:table-cell/>
        </table:table-row>
        <table:table-row table:style-name="ro1" table:number-rows-repeated="104853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1:34:31.210576461</meta:creation-date>
    <dc:date>2026-01-08T11:43:39.572653971</dc:date>
    <meta:editing-duration>PT9M9S</meta:editing-duration>
    <meta:editing-cycles>1</meta:editing-cycles>
    <meta:generator>LibreOffice/7.3.7.2$Linux_X86_64 LibreOffice_project/30$Build-2</meta:generator>
    <meta:document-statistic meta:table-count="1" meta:cell-count="89" meta:object-count="0"/>
  </office:meta>
</office:document-meta>
</file>